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924cm" fo:min-width="1.404cm"/>
    </style:style>
    <style:style style:name="gr3" style:family="graphic" style:parent-style-name="standard">
      <style:graphic-properties draw:textarea-horizontal-align="justify" draw:textarea-vertical-align="middle" draw:auto-grow-height="false" fo:min-height="2.924cm" fo:min-width="1.404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force">
      <style:graphic-properties/>
    </style:style>
    <style:style style:name="gr6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7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8" style:family="graphic" style:parent-style-name="stipl">
      <style:graphic-properties/>
    </style:style>
    <style:style style:name="gr9" style:family="graphic" style:parent-style-name="arc">
      <style:graphic-properties/>
    </style:style>
    <style:style style:name="gr10" style:family="graphic" style:parent-style-name="elev">
      <style:graphic-properties/>
    </style:style>
    <style:style style:name="gr11" style:family="graphic" style:parent-style-name="standard">
      <style:graphic-properties draw:textarea-horizontal-align="justify" draw:textarea-vertical-align="middle" draw:auto-grow-height="false" fo:min-height="1.655cm" fo:min-width="3.845cm"/>
    </style:style>
    <style:style style:name="gr12" style:family="graphic" style:parent-style-name="l">
      <style:graphic-properties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style:writing-mode="lr-tb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2" draw:layer="layout" svg:x1="9.639cm" svg:y1="8.517cm" svg:x2="12.068cm" svg:y2="8.011cm">
          <text:p text:style-name="P1"><text:s/></text:p>
        </draw:line>
        <draw:custom-shape draw:style-name="gr2" draw:text-style-name="P1" draw:layer="layout" svg:width="1.904cm" svg:height="3.174cm" draw:transform="rotate (-0.216595360172496) translate (8.157cm 6.845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3" draw:layer="layout" svg:width="1.904cm" svg:height="3.174cm" draw:transform="rotate (-0.216595360172496) translate (18.817cm 4.323cm)">
          <text:p text:style-name="P3"><text:s text:c="8"/></text:p>
          <draw:enhanced-geometry svg:viewBox="0 0 21600 21600" draw:mirror-horizontal="true" draw:type="rectangle" draw:enhanced-path="M 0 0 L 21600 0 21600 21600 0 21600 0 0 Z N"/>
        </draw:custom-shape>
        <draw:line draw:style-name="gr4" draw:text-style-name="P4" draw:layer="layout" svg:x1="5.787cm" svg:y1="7.613cm" svg:x2="11.078cm" svg:y2="6.435cm">
          <text:p/>
        </draw:line>
        <draw:line draw:style-name="gr4" draw:text-style-name="P4" draw:layer="layout" svg:x1="16.31cm" svg:y1="5.129cm" svg:x2="21.619cm" svg:y2="3.926cm">
          <text:p/>
        </draw:line>
        <draw:line draw:style-name="gr5" draw:layer="layout" svg:x1="18.712cm" svg:y1="3.896cm" svg:x2="18.255cm" svg:y2="1.951cm">
          <text:p/>
        </draw:line>
        <draw:line draw:style-name="gr5" draw:text-style-name="P5" draw:layer="layout" svg:x1="8.206cm" svg:y1="6.208cm" svg:x2="7.749cm" svg:y2="4.263cm">
          <text:p/>
        </draw:line>
        <draw:g>
          <svg:title>TexMaths</svg:title>
          <svg:desc>28§display§u_f§svg§600§FALSE§</svg:desc>
          <draw:path draw:style-name="gr6" draw:text-style-name="P6" draw:layer="layout" svg:width="1.342cm" svg:height="0.942cm" svg:x="18.782cm" svg:y="2.685cm" svg:viewBox="0 0 1343 943" svg:d="M0 0c447 0 895 0 1343 0 0 315 0 628 0 943-448 0-896 0-1343 0 0-315 0-628 0-943z">
            <text:p/>
          </draw:path>
          <draw:path draw:style-name="gr7" draw:text-style-name="P7" draw:layer="layout" svg:width="0.771cm" svg:height="0.673cm" svg:x="18.748cm" svg:y="2.609cm" svg:viewBox="0 0 772 674" svg:d="M484 576c19 60 69 98 134 98 51 0 86-35 111-81 26-52 29-96 43-145 0-17-13-17-17-17-13 0-17 5-22 26-21 84-46 187-111 187-30 0-47-22-47-68 0-35 17-102 31-159 13-52 27-104 41-157 5-26 22-81 26-103 9-33 22-93 22-102 0-24-22-38-43-38-8 0-46 0-60 52-26 110-94 370-111 448 0 7-60 127-172 127-77 0-94-68-94-124 0-84 42-201 82-303 17-46 24-67 24-93 0-69-46-124-124-124-142 0-197 217-197 231 0 12 11 7 17 12 17 0 17 0 26-26 38-127 94-183 151-183 17 0 38 0 38 47 0 38-17 81-26 102-55 150-86 239-86 312 0 144 103 179 184 179 99 0 156-64 180-98z">
            <text:p/>
          </draw:path>
          <draw:path draw:style-name="gr7" draw:text-style-name="P7" draw:layer="layout" svg:width="0.557cm" svg:height="0.945cm" svg:x="19.644cm" svg:y="2.759cm" svg:viewBox="0 0 558 946" svg:d="M352 319c34 0 69 0 103 0 21 0 34 0 34-21 0-12-13-12-34-12-34 0-66 0-98 0 24-136 33-184 43-214 3-22 29-41 50-41 5 0 31 0 53 7-43 17-48 52-48 60 0 21 17 38 43 38 29 0 60-24 60-64 0-46-52-72-108-72-43 0-93 26-124 76-22 39-29 86-51 210-28 0-55 0-81 0-22 0-40 0-40 21 0 12 18 12 35 12 26 0 51 0 77 0 0 10-65 384-91 496-7 26-24 102-77 102-13-4-26 0-43-14 43-12 43-50 43-55 0-26-17-38-38-38-29 0-60 22-60 64 0 48 48 72 98 72 70 0 117-67 129-93 39-69 60-196 65-209 20-107 40-216 60-325z">
            <text:p/>
          </draw:path>
        </draw:g>
        <draw:g>
          <svg:title>TexMaths</svg:title>
          <svg:desc>28§display§u_b
§svg§600§FALSE§</svg:desc>
          <draw:path draw:style-name="gr6" draw:text-style-name="P6" draw:layer="layout" svg:width="1.092cm" svg:height="0.715cm" svg:x="8.507cm" svg:y="4.961cm" svg:viewBox="0 0 1093 716" svg:d="M0 0c365 0 728 0 1093 0 0 239 0 477 0 716-365 0-728 0-1093 0 0-239 0-477 0-716z">
            <text:p/>
          </draw:path>
          <draw:path draw:style-name="gr7" draw:text-style-name="P7" draw:layer="layout" svg:width="0.7cm" svg:height="0.653cm" svg:x="8.476cm" svg:y="4.887cm" svg:viewBox="0 0 701 654" svg:d="M440 555c13 62 63 99 122 99 46 0 78-32 100-78 24-53 39-140 39-143 0-18-11-18-15-18-15 0-15 9-20 30-19 78-41 177-100 177-32 0-43-16-43-67 0-32 15-99 27-147 13-52 26-105 38-157 4-25 17-78 24-99 4-32 19-90 19-99 0-23-19-37-39-37-7 0-42 0-54 50-24 107-85 358-101 436 0 5-54 120-156 120-70 0-85-67-85-120 0-78 37-193 74-292 15-46 22-65 22-90 0-67-42-120-113-120-129 0-179 210-179 222 0 13 10 8 15 13 16 0 16 0 24-25 35-123 85-178 137-178 11 0 35 0 35 46 0 37-15 79-24 99-50 143-78 235-78 304 0 136 94 173 168 173 89 0 141-66 163-99z">
            <text:p/>
          </draw:path>
          <draw:path draw:style-name="gr7" draw:text-style-name="P7" draw:layer="layout" svg:width="0.385cm" svg:height="0.711cm" svg:x="9.283cm" svg:y="5.039cm" svg:viewBox="0 0 386 712" svg:d="M187 32c0-2 3-10 4-16 0-7-4-16-15-16-20 0-98 9-122 12-8 0-19 0-19 20 0 17 11 17 24 17 46 0 46 4 46 13 0 7-11 49-16 74-7 29-15 60-23 90-7 37-62 255-62 267-4 25-4 42-4 55 0 97 59 164 140 164 117 0 246-136 246-288 0-115-77-168-144-168-51 0-90 28-120 57 21-93 43-187 65-281zM140 682c-46 0-74-40-74-102 0-36 8-70 36-186 7-19 7-19 22-44 39-41 83-66 114-66 39 0 71 29 71 99 0 41-20 144-48 202-23 49-74 97-121 97z">
            <text:p/>
          </draw:path>
        </draw:g>
        <draw:line draw:style-name="gr8" draw:layer="layout" svg:x1="14.166cm" svg:y1="1.947cm" svg:x2="14.14cm" svg:y2="6.497cm">
          <text:p/>
        </draw:line>
        <draw:g>
          <svg:title>TexMaths</svg:title>
          <svg:desc>28§display§p§svg§600§FALSE§</svg:desc>
          <draw:path draw:style-name="gr6" draw:text-style-name="P6" draw:layer="layout" svg:width="0.702cm" svg:height="0.748cm" svg:x="12.9cm" svg:y="1.281cm" svg:viewBox="0 0 703 749" svg:d="M353 749c-117 0-235 0-353 0 0-250 0-499 0-749 235 0 468 0 703 0 0 250 0 499 0 749-117 0-233 0-350 0z">
            <text:p/>
          </draw:path>
          <draw:path draw:style-name="gr7" draw:text-style-name="P7" draw:layer="layout" svg:width="0.873cm" svg:height="0.891cm" svg:x="12.814cm" svg:y="1.209cm" svg:viewBox="0 0 874 892" svg:d="M129 793c-14 47-14 56-91 56-19 0-38 0-38 27 0 9 10 16 24 16 43 0 91-3 139-3 56 0 115 3 166 3 10 0 29 0 29-27 0-16-14-16-38-16-85 0-85-9-85-24 0-16 70-244 80-280 24 43 72 92 153 92 197 0 406-205 406-413 0-132-94-224-224-224-81 0-163 52-220 105-14-73-86-105-147-105-77 0-112 56-125 80-29 48-53 132-53 137 0 15 13 10 20 15 19 0 19-4 28-31 29-101 61-169 125-169 27 0 51 12 51 64 0 32-3 47-14 72-61 208-123 416-186 625zM425 184c10-41 58-79 86-99 58-45 106-53 133-53 69 0 112 50 112 131 0 84-59 246-88 297-56 101-137 144-200 144-110 0-129-116-129-124 0-4 0-4 5-24 28-90 54-181 81-272z">
            <text:p/>
          </draw:path>
        </draw:g>
        <draw:line draw:style-name="gr8" draw:layer="layout" svg:x1="12.6cm" svg:y1="2.201cm" svg:x2="13.846cm" svg:y2="6.556cm">
          <text:p/>
        </draw:line>
        <draw:ellipse draw:style-name="gr9" draw:layer="layout" svg:width="3.802cm" svg:height="3.979cm" draw:transform="skewX (-0.0684169066781778) rotate (-0.715410460392476) translate (13.62cm 1.808cm)" draw:kind="arc" draw:start-angle="124.83" draw:end-angle="157.82">
          <text:p/>
        </draw:ellipse>
        <draw:line draw:style-name="gr10" draw:layer="layout" svg:x1="14.214cm" svg:y1="8.628cm" svg:x2="14.245cm" svg:y2="11.252cm">
          <text:p/>
        </draw:line>
        <draw:line draw:style-name="gr4" draw:text-style-name="P4" draw:layer="layout" svg:x1="8.609cm" svg:y1="11.43cm" svg:x2="20.674cm" svg:y2="11.43cm">
          <text:p/>
        </draw:line>
        <draw:g>
          <svg:title>TexMaths</svg:title>
          <svg:desc>28§display§e
§svg§600§FALSE§</svg:desc>
          <draw:path draw:style-name="gr6" draw:text-style-name="P6" draw:layer="layout" svg:width="0.65cm" svg:height="0.677cm" svg:x="13.216cm" svg:y="9.625cm" svg:viewBox="0 0 651 678" svg:d="M0 0c218 0 433 0 651 0 0 225 0 453 0 678-218 0-433 0-651 0 0-225 0-453 0-678z">
            <text:p/>
          </draw:path>
          <draw:path draw:style-name="gr7" draw:text-style-name="P7" draw:layer="layout" svg:width="0.763cm" svg:height="0.877cm" svg:x="13.206cm" svg:y="9.525cm" svg:viewBox="0 0 764 878" svg:d="M279 411c58 0 206-6 308-44 138-62 148-173 148-199 0-90-74-168-215-168-218 0-520 190-520 529 0 193 119 349 314 349 286 0 450-206 450-227 0-12-10-28-23-28-10 0-16 6-28 22-154 189-370 189-393 189-160 0-178-162-178-223 0-22 6-82 35-200 35 0 67 0 102 0zM189 367c74-295 279-323 331-323 96 0 147 56 147 124 0 199-320 199-398 199-27 0-53 0-80 0z">
            <text:p/>
          </draw:path>
        </draw:g>
        <draw:g>
          <svg:title>TexMaths</svg:title>
          <svg:desc>28§display§m_m§svg§600§FALSE§</svg:desc>
          <draw:path draw:style-name="gr6" draw:text-style-name="P6" draw:layer="layout" svg:width="1.422cm" svg:height="0.484cm" svg:x="8.052cm" svg:y="8.305cm" svg:viewBox="0 0 1423 485" svg:d="M710 485c-237 0-473 0-710 0 0-162 0-323 0-485 474 0 948 0 1423 0 0 162 0 323 0 485-238 0-476 0-713 0z">
            <text:p/>
          </draw:path>
          <draw:path draw:style-name="gr7" draw:text-style-name="P7" draw:layer="layout" svg:width="0.801cm" svg:height="0.442cm" svg:x="8.03cm" svg:y="8.255cm" svg:viewBox="0 0 802 443" svg:d="M59 373c-3 14-9 40-9 42 0 20 14 28 28 28 11 0 31-8 37-28 0-2 14-47 19-72 7-29 13-58 20-87 8-22 14-44 16-66 6-17 14-45 14-48 14-31 68-120 160-120 44 0 53 37 53 67 0 25-6 53-14 81-9 38-19 76-28 114-7 25-13 50-20 76-2 19-14 53-14 55 0 20 14 28 31 28 28 0 34-25 42-56 14-55 50-197 59-236 3-12 56-129 162-129 42 0 53 34 53 67 0 56-42 167-62 220-8 23-11 34-11 53 0 45 34 81 81 81 93 0 126-142 126-150 0-11-8-11-11-11-8 0-8 2-14 19-14 50-45 120-101 120-16 0-22-8-22-34 0-22 8-47 17-66 19-53 61-159 61-215 0-64-40-106-114-106s-123 45-160 95c0-11-2-45-30-70-26-19-56-25-81-25-87 0-137 64-154 86-3-55-45-86-90-86-44 0-64 39-72 56-17 33-31 92-31 95 0 11 11 11 14 11 8 0 8-3 17-23 14-69 33-117 70-117 16 0 30 9 30 45 0 19-2 31-16 81-19 75-38 150-56 225z">
            <text:p/>
          </draw:path>
          <draw:path draw:style-name="gr7" draw:text-style-name="P7" draw:layer="layout" svg:width="0.628cm" svg:height="0.308cm" svg:x="8.896cm" svg:y="8.531cm" svg:viewBox="0 0 629 309" svg:d="M263 248c-3 11-9 36-9 39 0 14 11 22 23 22 14 0 25-9 28-16 2-7 8-28 11-42 5-11 11-45 17-61 2-14 8-31 11-45 8-31 8-31 22-53 20-33 56-72 109-72 39 0 39 30 39 47 0 42-28 117-39 148-8 16-11 25-11 36 0 36 31 58 64 58 70 0 101-94 101-106 0-8-9-8-11-8-12 0-12 6-14 11-14 56-45 84-73 84-14 0-17-8-17-25 0-14 3-23 17-53 8-22 36-95 36-134 0-11 0-39-25-58-14-9-33-20-64-20-62 0-101 42-123 70-6-59-53-70-90-70-55 0-95 36-114 64-6-47-45-64-73-64-30 0-44 22-56 39-14 25-22 64-22 67 0 8 8 8 11 8 9 0 9-3 14-19 11-42 23-75 50-75 17 0 23 16 23 33 0 14-6 40-11 58-6 19-12 45-14 62-8 29-15 57-23 86-2 9-8 25-8 28 0 14 14 22 25 22s21-9 25-16c5-7 11-28 14-42 3-11 11-45 14-61 6-14 9-31 11-45 9-28 12-34 31-61 20-28 50-64 101-64 42 0 42 36 42 47 0 17-3 28-12 64-10 39-20 78-30 117z">
            <text:p/>
          </draw:path>
        </draw:g>
        <draw:g>
          <svg:title>TexMaths</svg:title>
          <svg:desc>28§display§m_m§svg§600§FALSE§</svg:desc>
          <draw:path draw:style-name="gr6" draw:text-style-name="P6" draw:layer="layout" svg:width="1.422cm" svg:height="0.484cm" svg:x="18.749cm" svg:y="6.019cm" svg:viewBox="0 0 1423 485" svg:d="M710 485c-237 0-473 0-710 0 0-162 0-323 0-485 474 0 948 0 1423 0 0 162 0 323 0 485-238 0-476 0-713 0z">
            <text:p/>
          </draw:path>
          <draw:path draw:style-name="gr7" draw:text-style-name="P7" draw:layer="layout" svg:width="0.801cm" svg:height="0.442cm" svg:x="18.727cm" svg:y="5.969cm" svg:viewBox="0 0 802 443" svg:d="M59 373c-3 14-9 40-9 42 0 20 14 28 28 28 11 0 31-8 37-28 0-2 14-47 19-72 7-29 13-58 20-87 8-22 14-44 16-66 6-17 14-45 14-48 14-31 68-120 160-120 44 0 53 37 53 67 0 25-6 53-14 81-9 38-19 76-28 114-7 25-13 50-20 76-2 19-14 53-14 55 0 20 14 28 31 28 28 0 34-25 42-56 14-55 50-197 59-236 3-12 56-129 162-129 42 0 53 34 53 67 0 56-42 167-62 220-8 23-11 34-11 53 0 45 34 81 81 81 93 0 126-142 126-150 0-11-8-11-11-11-8 0-8 2-14 19-14 50-45 120-101 120-16 0-22-8-22-34 0-22 8-47 17-66 19-53 61-159 61-215 0-64-40-106-114-106s-123 45-160 95c0-11-2-45-30-70-26-19-56-25-81-25-87 0-137 64-154 86-3-55-45-86-90-86-44 0-64 39-72 56-17 33-31 92-31 95 0 11 11 11 14 11 8 0 8-3 17-23 14-69 33-117 70-117 16 0 30 9 30 45 0 19-2 31-16 81-19 75-38 150-56 225z">
            <text:p/>
          </draw:path>
          <draw:path draw:style-name="gr7" draw:text-style-name="P7" draw:layer="layout" svg:width="0.628cm" svg:height="0.308cm" svg:x="19.593cm" svg:y="6.245cm" svg:viewBox="0 0 629 309" svg:d="M263 248c-3 11-9 36-9 39 0 14 11 22 23 22 14 0 25-9 28-16 2-7 8-28 11-42 5-11 11-45 17-61 2-14 8-31 11-45 8-31 8-31 22-53 20-33 56-72 109-72 39 0 39 30 39 47 0 42-28 117-39 148-8 16-11 25-11 36 0 36 31 58 64 58 70 0 101-94 101-106 0-8-9-8-11-8-12 0-12 6-14 11-14 56-45 84-73 84-14 0-17-8-17-25 0-14 3-23 17-53 8-22 36-95 36-134 0-11 0-39-25-58-14-9-33-20-64-20-62 0-101 42-123 70-6-59-53-70-90-70-55 0-95 36-114 64-6-47-45-64-73-64-30 0-44 22-56 39-14 25-22 64-22 67 0 8 8 8 11 8 9 0 9-3 14-19 11-42 23-75 50-75 17 0 23 16 23 33 0 14-6 40-11 58-6 19-12 45-14 62-8 29-15 57-23 86-2 9-8 25-8 28 0 14 14 22 25 22s21-9 25-16c5-7 11-28 14-42 3-11 11-45 14-61 6-14 9-31 11-45 9-28 12-34 31-61 20-28 50-64 101-64 42 0 42 36 42 47 0 17-3 28-12 64-10 39-20 78-30 117z">
            <text:p/>
          </draw:path>
        </draw:g>
        <draw:custom-shape draw:style-name="gr11" draw:text-style-name="P1" draw:layer="layout" svg:width="4.345cm" svg:height="1.905cm" draw:transform="rotate (0.222180413778878) translate (11.849cm 7.0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8§display§m_b
§svg§600§FALSE§</svg:desc>
          <draw:path draw:style-name="gr6" draw:text-style-name="P6" draw:layer="layout" svg:width="1.083cm" svg:height="0.484cm" svg:x="13.587cm" svg:y="7.295cm" svg:viewBox="0 0 1084 485" svg:d="M542 485c-181 0-361 0-542 0 0-162 0-323 0-485 361 0 722 0 1084 0 0 162 0 323 0 485-181 0-362 0-542 0z">
            <text:p/>
          </draw:path>
          <draw:path draw:style-name="gr7" draw:text-style-name="P7" draw:layer="layout" svg:width="0.803cm" svg:height="0.442cm" svg:x="13.565cm" svg:y="7.245cm" svg:viewBox="0 0 804 443" svg:d="M59 373c-3 14-9 40-9 42 0 20 14 28 28 28 11 0 31-8 37-28 0-2 13-47 19-72 7-29 13-58 20-87 8-22 14-44 16-66 6-17 14-45 14-48 14-31 67-120 160-120 44 0 53 37 53 67 0 25-6 53-14 81-10 38-19 76-28 114-7 25-13 50-20 76-3 19-14 53-14 55 0 20 14 28 31 28 28 0 36-25 42-56 14-55 50-197 58-236 3-12 56-129 162-129 42 0 53 34 53 67 0 56-41 167-61 220-8 23-11 34-11 53 0 45 33 81 81 81 92 0 128-142 128-150 0-11-11-11-14-11-8 0-8 2-14 19-14 50-44 120-100 120-17 0-22-8-22-34 0-22 8-47 16-66 20-53 62-159 62-215 0-64-41-106-115-106s-123 45-159 95c0-11-3-45-31-70-25-19-56-25-81-25-86 0-137 64-153 86-3-55-45-86-90-86-44 0-64 39-72 56-17 33-31 92-31 95 0 11 11 11 14 11 8 0 8-3 17-23 16-69 36-117 70-117 16 0 30 9 30 45 0 19-3 31-16 81-19 75-38 150-56 225z">
            <text:p/>
          </draw:path>
          <draw:path draw:style-name="gr7" draw:text-style-name="P7" draw:layer="layout" svg:width="0.278cm" svg:height="0.481cm" svg:x="14.442cm" svg:y="7.348cm" svg:viewBox="0 0 279 482" svg:d="M137 22c0-2 2-7 3-11 0-3-3-11-12-11-13 0-69 6-86 8-6 0-17 0-17 14 0 11 11 11 20 11 30 0 30 6 30 12 0 2-5 30-11 47-4 20-9 41-14 61-5 25-44 173-44 181-6 17-6 26-6 34 0 70 45 114 101 114 86 0 178-92 178-195 0-78-56-114-103-114-36 0-67 19-87 39 16-63 32-127 48-190zM103 463c-33 0-53-31-53-70 0-25 6-47 25-125 3-14 3-14 17-31 25-28 56-45 81-45 28 0 50 20 50 67 0 28-14 98-36 137-17 33-50 67-84 67z">
            <text:p/>
          </draw:path>
        </draw:g>
        <draw:line draw:style-name="gr1" draw:text-style-name="P2" draw:layer="layout" svg:x1="16.198cm" svg:y1="6.908cm" svg:x2="18.415cm" svg:y2="6.479cm">
          <text:p text:style-name="P1"><text:s/></text:p>
        </draw:line>
        <draw:line draw:style-name="gr12" draw:layer="layout" svg:x1="14.576cm" svg:y1="9.26cm" svg:x2="19.904cm" svg:y2="8.081cm">
          <text:p/>
        </draw:line>
        <draw:g>
          <svg:title>TexMaths</svg:title>
          <svg:desc>28§display§l§svg§600§FALSE§</svg:desc>
          <draw:path draw:style-name="gr6" draw:text-style-name="P6" draw:layer="layout" svg:width="0.303cm" svg:height="0.793cm" svg:x="17.193cm" svg:y="8.922cm" svg:viewBox="0 0 304 794" svg:d="M0 0c101 0 202 0 304 0 0 265 0 529 0 794-102 0-203 0-304 0 0-265 0-529 0-794z">
            <text:p/>
          </draw:path>
          <draw:path draw:style-name="gr7" draw:text-style-name="P7" draw:layer="layout" svg:width="0.421cm" svg:height="0.928cm" svg:x="17.176cm" svg:y="8.854cm" svg:viewBox="0 0 422 929" svg:d="M422 15c-10-5 0-15-28-15-45 0-186 11-237 15-16 0-39 0-39 26 0 15 23 15 51 15 95 0 95 12 95 23-2 9-3 18-5 26-83 220-165 439-248 658-5 15-11 23-11 46 0 75 90 120 180 120 67 0 112-26 146-75 39-49 62-124 62-128 0-11-17-11-23-11-22 0-22 3-28 22-33 87-73 162-151 162-57 0-57-42-57-60 0-30 0-38 12-64 93-253 187-507 281-760z">
            <text:p/>
          </draw:path>
        </draw:g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203cm" svg:stroke-color="#000000" draw:marker-start-width="0.508cm" draw:marker-start-center="false" draw:marker-end-width="0.508cm" draw:marker-end-center="false" draw:fill="none" draw:fill-color="#000000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203cm" svg:stroke-color="#000000" draw:marker-start-width="0.508cm" draw:marker-end-width="0.762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orce" style:family="graphic" style:parent-style-name="objectwithoutfill">
      <style:graphic-properties svg:stroke-width="0.152cm" draw:marker-start-width="0.432cm" draw:marker-end="Arrowheads_20_2" draw:marker-end-width="0.61cm" draw:fill="none" draw:textarea-vertical-align="middle"/>
      <style:paragraph-properties fo:text-align="center"/>
    </style:style>
    <style:style style:name="stipl" style:family="graphic" style:parent-style-name="objectwithoutfill">
      <style:graphic-properties draw:stroke="dash" draw:stroke-dash="Dash" svg:stroke-width="0.152cm" draw:marker-start="Arrowheads_20_5" draw:marker-start-width="0.584cm" draw:marker-end-width="0.686cm" draw:fill="none" draw:textarea-vertical-align="middle"/>
      <style:paragraph-properties fo:text-align="center"/>
    </style:style>
    <style:style style:name="arc" style:family="graphic" style:parent-style-name="standard">
      <style:graphic-properties svg:stroke-width="0.102cm" draw:marker-start="Arrow_20_short" draw:marker-start-width="0.356cm" draw:marker-end-width="0.356cm" draw:textarea-vertical-align="middle"/>
      <style:paragraph-properties fo:text-align="center"/>
    </style:style>
    <style:style style:name="elev" style:family="graphic" style:parent-style-name="standard">
      <style:graphic-properties svg:stroke-width="0.152cm" draw:marker-start="Arrowheads_20_3" draw:marker-start-width="0.457cm" draw:marker-end="Arrowheads_20_4" draw:marker-end-width="0.457cm" draw:textarea-vertical-align="middle"/>
      <style:paragraph-properties fo:text-align="center"/>
    </style:style>
    <style:style style:name="l" style:family="graphic" style:parent-style-name="standard">
      <style:graphic-properties svg:stroke-width="0.152cm" draw:marker-start="Arrowheads_20_6" draw:marker-start-width="0.406cm" draw:marker-end="Arrowheads_20_7" draw:marker-end-width="0.406cm" draw:textarea-vertical-align="middle"/>
      <style:paragraph-properties fo:text-align="cente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25T12:51:55.659799671</meta:creation-date>
    <dc:date>2024-05-27T15:04:51.640788014</dc:date>
    <meta:editing-duration>PT4H28M52S</meta:editing-duration>
    <meta:editing-cycles>5</meta:editing-cycles>
    <meta:generator>LibreOffice/7.3.7.2$Linux_X86_64 LibreOffice_project/30$Build-2</meta:generator>
    <meta:document-statistic meta:object-count="67"/>
  </office:meta>
</office:document-meta>
</file>